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345d59" officeooo:paragraph-rsid="00345d59" style:font-size-asian="16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font-size="16pt" fo:font-weight="normal" officeooo:rsid="00345d59" officeooo:paragraph-rsid="00345d59" style:font-size-asian="16pt" style:font-weight-asian="normal" style:font-size-complex="16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1788"/>
    </style:style>
    <style:style style:name="T10" style:family="text">
      <style:text-properties officeooo:rsid="002f3dea"/>
    </style:style>
    <style:style style:name="T11" style:family="text">
      <style:text-properties officeooo:rsid="003361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Chapter 3: Operators</text:p>
      <text:p text:style-name="P2"/>
      <text:list xml:id="list5102344186679576663" text:style-name="L1">
        <text:list-item>
          <text:p text:style-name="P11">Categories</text:p>
          <text:list>
            <text:list-item>
              <text:p text:style-name="P11">mathematical</text:p>
              <text:list>
                <text:list-item>
                  <text:p text:style-name="P11">+, -, *, /, %, ++, - -</text:p>
                  <text:list>
                    <text:list-item>
                      <text:p text:style-name="P11">note, differences in incremental change operator:</text:p>
                      <text:list>
                        <text:list-item>
                          <text:p text:style-name="P11">a = j++ // same as a = j ; j = j +1</text:p>
                        </text:list-item>
                        <text:list-item>
                          <text:p text:style-name="P11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relational</text:p>
              <text:list>
                <text:list-item>
                  <text:p text:style-name="P11">==, !=, &lt;, &lt;=, &gt;, &gt;=</text:p>
                </text:list-item>
                <text:list-item>
                  <text:p text:style-name="P11">be careful with only one = for ==,</text:p>
                  <text:list>
                    <text:list-item>
                      <text:p text:style-name="P11">if (a = 3) {BLOCK} will always execute since a is not 0 (0 is false)</text:p>
                    </text:list-item>
                  </text:list>
                </text:list-item>
                <text:list-item>
                  <text:p text:style-name="P12">No boolean type, everything except 0 is True</text:p>
                </text:list-item>
              </text:list>
            </text:list-item>
            <text:list-item>
              <text:p text:style-name="P11">logical</text:p>
              <text:list>
                <text:list-item>
                  <text:p text:style-name="P11">&amp;&amp;, | |, !</text:p>
                </text:list-item>
              </text:list>
            </text:list-item>
            <text:list-item>
              <text:p text:style-name="P11">bitwise</text:p>
              <text:list>
                <text:list-item>
                  <text:p text:style-name="P12">these are applied to one or two integers (same size obviously) , comparing bit by bit <text:s/></text:p>
                </text:list-item>
                <text:list-item>
                  <text:p text:style-name="P12">&amp;, |, ^, ~, &gt;&gt;, &lt;&lt;</text:p>
                </text:list-item>
                <text:list-item>
                  <text:p text:style-name="P12">and, or, xor, negate, shift right (lose right most bit and add a 0 at left), shift left (lose left most, add 0 to right most)</text:p>
                </text:list-item>
                <text:list-item>
                  <text:p text:style-name="P13">So 1111 &amp; 0100 is 0100</text:p>
                </text:list-item>
                <text:list-item>
                  <text:p text:style-name="P13">1111 | 0100 is 1111</text:p>
                </text:list-item>
                <text:list-item>
                  <text:p text:style-name="P13">1111 &gt;&gt; is 0111</text:p>
                </text:list-item>
                <text:list-item>
                  <text:p text:style-name="P13">1111 &lt;&lt; is 1110</text:p>
                </text:list-item>
                <text:list-item>
                  <text:p text:style-name="P13">1111 ^ 0100 is 1011</text:p>
                </text:list-item>
                <text:list-item>
                  <text:p text:style-name="P13">~ 1111 is 0000</text:p>
                </text:list-item>
              </text:list>
            </text:list-item>
            <text:list-item>
              <text:p text:style-name="P11">assignment</text:p>
              <text:list>
                <text:list-item>
                  <text:p text:style-name="P12">special assignment +=, -=, *=, /=, &gt;&gt;=, &lt;&lt;=, &amp;=, ^=, </text:p>
                </text:list-item>
                <text:list-item>
                  <text:p text:style-name="P12">a bit more efficient machine code, don’t overuse</text:p>
                </text:list-item>
              </text:list>
            </text:list-item>
          </text:list>
        </text:list-item>
        <text:list-item>
          <text:p text:style-name="P11">Operators are either unary or binary</text:p>
          <text:list>
            <text:list-item>
              <text:p text:style-name="P11">unary ex: -</text:p>
            </text:list-item>
            <text:list-item>
              <text:p text:style-name="P11">binary ex: +</text:p>
            </text:list-item>
            <text:list-item>
              <text:p text:style-name="P11">ternary:</text:p>
              <text:list>
                <text:list-item>
                  <text:p text:style-name="P11"><text:soft-page-break/>only one of these</text:p>
                </text:list-item>
                <text:list-item>
                  <text:p text:style-name="P11">“Conditional operator”</text:p>
                </text:list-item>
                <text:list-item>
                  <text:p text:style-name="P11">max = x &gt; y ? x : y</text:p>
                </text:list-item>
                <text:list-item>
                  <text:p text:style-name="P11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Chapter 4</text:p>
      <text:p text:style-name="P7"/>
      <text:p text:style-name="P7">This stuff is easy: if, else if, else, while loops, do while loops, for loops, switch statement.</text:p>
      <text:p text:style-name="P7"/>
      <text:p text:style-name="P3">Chapter 5: Compound Data Types</text:p>
      <text:p text:style-name="P3"/>
      <text:list xml:id="list5952874600622305006" text:style-name="L2">
        <text:list-item>
          <text:p text:style-name="P14">Arrays</text:p>
          <text:list>
            <text:list-item>
              <text:p text:style-name="P14">fixed length and of one type, can have arrays of structures</text:p>
            </text:list-item>
            <text:list-item>
              <text:p text:style-name="P14">nice thing is random access (access is constant time)</text:p>
            </text:list-item>
            <text:list-item>
              <text:p text:style-name="P14">Multi <text:span text:style-name="T11">dimensional</text:span> arrays</text:p>
              <text:list>
                <text:list-item>
                  <text:p text:style-name="P14">1d array is just sequence of scalar objects</text:p>
                </text:list-item>
                <text:list-item>
                  <text:p text:style-name="P14">2d is sequence of 1 <text:span text:style-name="T11">dimensional</text:span> array</text:p>
                </text:list-item>
                <text:list-item>
                  <text:p text:style-name="P14">kth is a sequence of k-1 <text:span text:style-name="T11">dimensional</text:span> arrays</text:p>
                </text:list-item>
                <text:list-item>
                  <text:p text:style-name="P14">Syntax:</text:p>
                  <text:list>
                    <text:list-item>
                      <text:p text:style-name="P14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15">so a[1][0] is 4</text:p>
                    </text:list-item>
                    <text:list-item>
                      <text:p text:style-name="P15">3d</text:p>
                      <text:list>
                        <text:list-item>
                          <text:p text:style-name="P31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15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Strings</text:p>
          <text:list>
            <text:list-item>
              <text:p text:style-name="P15">an array of characters with the last being the null byte “\0”</text:p>
            </text:list-item>
            <text:list-item>
              <text:p text:style-name="P15">allows for easy other functions and so we can tell when the string ends…</text:p>
            </text:list-item>
            <text:list-item>
              <text:p text:style-name="P15">also allows a variable length string</text:p>
            </text:list-item>
            <text:list-item>
              <text:p text:style-name="P15">string.h contains some functions</text:p>
              <text:list>
                <text:list-item>
                  <text:p text:style-name="P15"><text:soft-page-break/>strcpy</text:p>
                </text:list-item>
                <text:list-item>
                  <text:p text:style-name="P15">strcat</text:p>
                </text:list-item>
                <text:list-item>
                  <text:p text:style-name="P15">memcpy (copy of a certain size)</text:p>
                </text:list-item>
                <text:list-item>
                  <text:p text:style-name="P15">strcmp</text:p>
                </text:list-item>
                <text:list-item>
                  <text:p text:style-name="P15">memcmp</text:p>
                </text:list-item>
              </text:list>
            </text:list-item>
            <text:list-item>
              <text:p text:style-name="P15">In core formating</text:p>
              <text:list>
                <text:list-item>
                  <text:p text:style-name="P15">%d is integer</text:p>
                </text:list-item>
                <text:list-item>
                  <text:p text:style-name="P15">%f is float</text:p>
                </text:list-item>
                <text:list-item>
                  <text:p text:style-name="P15">%s is string</text:p>
                </text:list-item>
                <text:list-item>
                  <text:p text:style-name="P16">sprintf (same with sscanf)</text:p>
                  <text:list>
                    <text:list-item>
                      <text:p text:style-name="P16">this prints out something and the stores it in first argument</text:p>
                    </text:list-item>
                    <text:list-item>
                      <text:p text:style-name="P16">sprintf(astring, “hi %d”, 3) <text:s/>will store astring as “hi 3”</text:p>
                    </text:list-item>
                  </text:list>
                </text:list-item>
                <text:list-item>
                  <text:p text:style-name="P16">If a string is stored as var x, and you printout x+1, then it will print the string excluding the first letter</text:p>
                  <text:list>
                    <text:list-item>
                      <text:p text:style-name="P16">char x[] = “hello”</text:p>
                    </text:list-item>
                    <text:list-item>
                      <text:p text:style-name="P16">printf(“%s and %s\n”, x + 1, x+2);</text:p>
                      <text:list>
                        <text:list-item>
                          <text:p text:style-name="P16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16">Note that to store string with scanf, no pointer</text:p>
                  <text:list>
                    <text:list-item>
                      <text:p text:style-name="P16">char name[10];</text:p>
                    </text:list-item>
                    <text:list-item>
                      <text:p text:style-name="P16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Structures</text:p>
          <text:list>
            <text:list-item>
              <text:p text:style-name="P16">Data record, fixed size collection of different variables, </text:p>
              <text:list>
                <text:list-item>
                  <text:p text:style-name="P16">Access “members” (the variables in the structure) with .</text:p>
                </text:list-item>
                <text:list-item>
                  <text:p text:style-name="P16">Syntax</text:p>
                  <text:list>
                    <text:list-item>
                      <text:p text:style-name="P16">struct aName{</text:p>
                    </text:list-item>
                    <text:list-item>
                      <text:p text:style-name="P16">char first[20];</text:p>
                    </text:list-item>
                    <text:list-item>
                      <text:p text:style-name="P16">int num;</text:p>
                    </text:list-item>
                    <text:list-item>
                      <text:p text:style-name="P16">float age;</text:p>
                    </text:list-item>
                    <text:list-item>
                      <text:p text:style-name="P16">}; &lt;&lt;&lt;need semicolon</text:p>
                    </text:list-item>
                    <text:list-item>
                      <text:p text:style-name="P16">struct aName bob = {“hello”, 2, 3.1415};</text:p>
                    </text:list-item>
                    <text:list-item>
                      <text:p text:style-name="P16">bob.num</text:p>
                    </text:list-item>
                    <text:list-item>
                      <text:p text:style-name="P16">bob.age</text:p>
                    </text:list-item>
                    <text:list-item>
                      <text:p text:style-name="P16">bob.first</text:p>
                    </text:list-item>
                  </text:list>
                </text:list-item>
              </text:list>
            </text:list-item>
            <text:list-item>
              <text:p text:style-name="P17">Slightly Complex Example</text:p>
              <text:list>
                <text:list-item>
                  <text:p text:style-name="P18">just has a struct inside it</text:p>
                </text:list-item>
                <text:list-item>
                  <text:p text:style-name="P18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><text:soft-page-break/></text:p>
      <text:p text:style-name="P8"/>
      <text:p text:style-name="P4">Chapter <text:span text:style-name="T5">6: Functions</text:span></text:p>
      <text:p text:style-name="P4"/>
      <text:list xml:id="list7436926176332747517" text:style-name="L3">
        <text:list-item>
          <text:p text:style-name="P19">C is procedural</text:p>
          <text:list>
            <text:list-item>
              <text:p text:style-name="P19">it’s building blocks are functions</text:p>
            </text:list-item>
            <text:list-item>
              <text:p text:style-name="P19">Functions have scope</text:p>
            </text:list-item>
            <text:list-item>
              <text:p text:style-name="P19">Memory is automatic , static or global</text:p>
            </text:list-item>
          </text:list>
        </text:list-item>
        <text:list-item>
          <text:p text:style-name="P19">Functions are defined at file scope</text:p>
          <text:list>
            <text:list-item>
              <text:p text:style-name="P19">can’t nest functions</text:p>
            </text:list-item>
            <text:list-item>
              <text:p text:style-name="P19">enclosed in braces {}</text:p>
            </text:list-item>
            <text:list-item>
              <text:p text:style-name="P19">May take arguments and return a value; name should suggest meaning</text:p>
            </text:list-item>
          </text:list>
        </text:list-item>
        <text:list-item>
          <text:p text:style-name="P19">Value semantics</text:p>
          <text:list>
            <text:list-item>
              <text:p text:style-name="P19">arguments of a function are copied, so you can change those variables inside the function and it would have <text:span text:style-name="T6">no</text:span> change outside the function</text:p>
            </text:list-item>
            <text:list-item>
              <text:p text:style-name="P19">The return is also a <text:span text:style-name="T8">copy </text:span>of the return thing</text:p>
            </text:list-item>
            <text:list-item>
              <text:p text:style-name="P19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19">Void keyword has 2 functions</text:p>
          <text:list>
            <text:list-item>
              <text:p text:style-name="P19">specify that a function has no return value</text:p>
              <text:list>
                <text:list-item>
                  <text:p text:style-name="P19">this makes it what is called a procedure in other languages</text:p>
                </text:list-item>
              </text:list>
            </text:list-item>
            <text:list-item>
              <text:p text:style-name="P19">Disallow arguments</text:p>
              <text:list>
                <text:list-item>
                  <text:p text:style-name="P19">int func(void)</text:p>
                  <text:list>
                    <text:list-item>
                      <text:p text:style-name="P19">{</text:p>
                    </text:list-item>
                    <text:list-item>
                      <text:p text:style-name="P19">return 3;</text:p>
                    </text:list-item>
                    <text:list-item>
                      <text:p text:style-name="P19">}</text:p>
                    </text:list-item>
                  </text:list>
                </text:list-item>
                <text:list-item>
                  <text:p text:style-name="P19">This ^ does not allow any inputs to the function.</text:p>
                </text:list-item>
              </text:list>
            </text:list-item>
          </text:list>
        </text:list-item>
        <text:list-item>
          <text:p text:style-name="P20">Functions should be declared or defined before called</text:p>
          <text:list>
            <text:list-item>
              <text:p text:style-name="P20">separation of declaration and definition allows you to call functions from different files</text:p>
            </text:list-item>
            <text:list-item>
              <text:p text:style-name="P20">Prototype (or declaration)</text:p>
            </text:list-item>
            <text:list-item>
              <text:p text:style-name="P20">Ex:</text:p>
            </text:list-item>
            <text:list-item>
              <text:p text:style-name="P20">float ave(int, int); //declaration or prototype</text:p>
            </text:list-item>
            <text:list-item>
              <text:p text:style-name="P20">int main () {calls ave}</text:p>
            </text:list-item>
            <text:list-item>
              <text:p text:style-name="P20">ave (int a, int b){…} //definition</text:p>
            </text:list-item>
          </text:list>
        </text:list-item>
        <text:list-item>
          <text:p text:style-name="P20"><text:soft-page-break/>Multiple File Usage</text:p>
          <text:list>
            <text:list-item>
              <text:p text:style-name="P20">3 files</text:p>
            </text:list-item>
            <text:list-item>
              <text:p text:style-name="P20">mystuff.h</text:p>
              <text:list>
                <text:list-item>
                  <text:p text:style-name="P20">float ave(int, int); //declaration</text:p>
                </text:list-item>
              </text:list>
            </text:list-item>
            <text:list-item>
              <text:p text:style-name="P20">mystuff.c</text:p>
              <text:list>
                <text:list-item>
                  <text:p text:style-name="P21">#include “mystuff.h”</text:p>
                </text:list-item>
                <text:list-item>
                  <text:p text:style-name="P20">float ave(int a, int b) {..implementation}</text:p>
                </text:list-item>
              </text:list>
            </text:list-item>
            <text:list-item>
              <text:p text:style-name="P21">fun3.c</text:p>
              <text:list>
                <text:list-item>
                  <text:p text:style-name="P21">#include &lt;stdio.h&gt;</text:p>
                </text:list-item>
                <text:list-item>
                  <text:p text:style-name="P21">#include “mystuff.h”</text:p>
                </text:list-item>
                <text:list-item>
                  <text:p text:style-name="P21">int main() {</text:p>
                  <text:list>
                    <text:list-item>
                      <text:p text:style-name="P21">ave(x,y);</text:p>
                    </text:list-item>
                    <text:list-item>
                      <text:p text:style-name="P21">}</text:p>
                    </text:list-item>
                  </text:list>
                </text:list-item>
              </text:list>
            </text:list-item>
            <text:list-item>
              <text:p text:style-name="P21">Scope</text:p>
              <text:list>
                <text:list-item>
                  <text:p text:style-name="P21">C is a “block” scope language</text:p>
                </text:list-item>
                <text:list-item>
                  <text:p text:style-name="P21">3 types of scope</text:p>
                  <text:list>
                    <text:list-item>
                      <text:p text:style-name="P21">local scope: variable only seen inside {block}</text:p>
                      <text:list>
                        <text:list-item>
                          <text:p text:style-name="P21">in functions and loops and if statements <text:span text:style-name="T9">or inside ANY {block}</text:span></text:p>
                        </text:list-item>
                      </text:list>
                    </text:list-item>
                    <text:list-item>
                      <text:p text:style-name="P21">File scope</text:p>
                      <text:list>
                        <text:list-item>
                          <text:p text:style-name="P21">Outside of a func, from there until end of file</text:p>
                        </text:list-item>
                        <text:list-item>
                          <text:p text:style-name="P21">ex: functions themselves</text:p>
                        </text:list-item>
                      </text:list>
                    </text:list-item>
                    <text:list-item>
                      <text:p text:style-name="P21">Program scope</text:p>
                      <text:list>
                        <text:list-item>
                          <text:p text:style-name="P22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21">Other, not relevant ones too</text:p>
                    </text:list-item>
                    <text:list-item>
                      <text:p text:style-name="P22">General rule:</text:p>
                      <text:list>
                        <text:list-item>
                          <text:p text:style-name="P22">1. If a name not 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22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Variables</text:p>
              <text:list>
                <text:list-item>
                  <text:p text:style-name="P22">Automatic</text:p>
                  <text:list>
                    <text:list-item>
                      <text:p text:style-name="P23">allocated on the program stack (so they are used and then discarded)</text:p>
                    </text:list-item>
                    <text:list-item>
                      <text:p text:style-name="P23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23"><text:soft-page-break/>Precisely those variables defined inside a block without the keyword “static”</text:p>
                    </text:list-item>
                  </text:list>
                </text:list-item>
                <text:list-item>
                  <text:p text:style-name="P24">Static variables</text:p>
                  <text:list>
                    <text:list-item>
                      <text:p text:style-name="P24">Not on stack; in special data area</text:p>
                    </text:list-item>
                    <text:list-item>
                      <text:p text:style-name="P24">Precisely variables in “file scope” or variables in a block declared with keyword “static”</text:p>
                    </text:list-item>
                    <text:list-item>
                      <text:p text:style-name="P24">These variables are initialized <text:span text:style-name="T7">only once</text:span>, sometimes during the startup of the program</text:p>
                    </text:list-item>
                    <text:list-item>
                      <text:p text:style-name="P24">example:</text:p>
                      <text:list>
                        <text:list-item>
                          <text:p text:style-name="P24">int count() {</text:p>
                          <text:list>
                            <text:list-item>
                              <text:p text:style-name="P24">static x = 0;</text:p>
                            </text:list-item>
                            <text:list-item>
                              <text:p text:style-name="P24">x++;</text:p>
                            </text:list-item>
                            <text:list-item>
                              <text:p text:style-name="P24">return x;</text:p>
                            </text:list-item>
                            <text:list-item>
                              <text:p text:style-name="P24">}</text:p>
                            </text:list-item>
                          </text:list>
                        </text:list-item>
                        <text:list-item>
                          <text:p text:style-name="P24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24">Global variables</text:p>
                  <text:list>
                    <text:list-item>
                      <text:p text:style-name="P24">these have “program scope”</text:p>
                    </text:list-item>
                    <text:list-item>
                      <text:p text:style-name="P24">All variables outside of functions have program scope unless explicitly restricted </text:p>
                      <text:list>
                        <text:list-item>
                          <text:p text:style-name="P25">to restrict it, use keyword “static”</text:p>
                        </text:list-item>
                        <text:list-item>
                          <text:p text:style-name="P25">ex:</text:p>
                          <text:list>
                            <text:list-item>
                              <text:p text:style-name="P25">(File.c)</text:p>
                            </text:list-item>
                            <text:list-item>
                              <text:p text:style-name="P25">int y<text:span text:style-name="T10">=4</text:span>;</text:p>
                            </text:list-item>
                            <text:list-item>
                              <text:p text:style-name="P25">static int x;</text:p>
                            </text:list-item>
                            <text:list-item>
                              <text:p text:style-name="P25">int func(){}</text:p>
                            </text:list-item>
                            <text:list-item>
                              <text:p text:style-name="P25">int main(){return 0;}</text:p>
                            </text:list-item>
                          </text:list>
                        </text:list-item>
                        <text:list-item>
                          <text:p text:style-name="P25">x is file scope but not program scope</text:p>
                        </text:list-item>
                        <text:list-item>
                          <text:p text:style-name="P26">To use ex:</text:p>
                          <text:list>
                            <text:list-item>
                              <text:p text:style-name="P26">File1.c</text:p>
                            </text:list-item>
                            <text:list-item>
                              <text:p text:style-name="P26">extern int y;</text:p>
                              <text:list>
                                <text:list-item>
                                  <text:p text:style-name="P27">you only use the keyword “extern” if you are not in a function or block</text:p>
                                </text:list-item>
                                <text:list-item>
                                  <text:p text:style-name="P27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26">printf(%d, y)</text:p>
                            </text:list-item>
                          </text:list>
                        </text:list-item>
                        <text:list-item>
                          <text:p text:style-name="P26">compile: gcc File.c File1.c -o output</text:p>
                        </text:list-item>
                        <text:list-item>
                          <text:p text:style-name="P26"><text:soft-page-break/>run: ./output</text:p>
                        </text:list-item>
                      </text:list>
                    </text:list-item>
                    <text:list-item>
                      <text:p text:style-name="P26">You can do this to hide data when calling from other files</text:p>
                      <text:list>
                        <text:list-item>
                          <text:p text:style-name="P26">do static int func() {}</text:p>
                        </text:list-item>
                        <text:list-item>
                          <text:p text:style-name="P26">static var x;</text:p>
                        </text:list-item>
                        <text:list-item>
                          <text:p text:style-name="P26">static struct </text:p>
                        </text:list-item>
                      </text:list>
                    </text:list-item>
                    <text:list-item>
                      <text:p text:style-name="P26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28">Stack example, ideas</text:p>
              <text:list>
                <text:list-item>
                  <text:p text:style-name="P29">make sure to include the implementation you either</text:p>
                  <text:list>
                    <text:list-item>
                      <text:p text:style-name="P29">1. create a header file and #include that header file file1.h into file1.c and then just include the header file in use_file.c</text:p>
                    </text:list-item>
                    <text:list-item>
                      <text:p text:style-name="P29">OR… 2. just make the implementation file1.c and #include “file1.c” in use_file.c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Chapter 7</text:p>
      <text:p text:style-name="P5"/>
      <text:list xml:id="list8693404839701515033" text:style-name="L4">
        <text:list-item>
          <text:p text:style-name="P30"/>
        </text:list-item>
      </text:list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17T17:39:19.132570066</dc:date>
    <meta:editing-duration>PT18H50M20S</meta:editing-duration>
    <meta:editing-cycles>12</meta:editing-cycles>
    <meta:document-statistic meta:table-count="0" meta:image-count="0" meta:object-count="0" meta:page-count="7" meta:paragraph-count="194" meta:word-count="1315" meta:character-count="6399" meta:non-whitespace-character-count="5452"/>
  </office:meta>
</office:document-meta>
</file>